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000000181881CB2471CEA657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FreeSans1" svg:font-family="FreeSans" style:font-family-generic="swiss"/>
    <style:font-face style:name="Droid Serif" svg:font-family="'Droid Serif'"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dd6c" officeooo:paragraph-rsid="0011dd6c"/>
    </style:style>
    <style:style style:name="P2" style:family="paragraph" style:parent-style-name="Heading_20_1">
      <style:text-properties style:font-name="Droid Seri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stFile 1</text:h>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text:p text:style-name="P1"><draw:frame draw:style-name="fr1" draw:name="Image1" text:anchor-type="paragraph" svg:width="6.9252in" svg:height="4.6283in" draw:z-index="0"><draw:image xlink:href="Pictures/100000000000024000000181881CB2471CEA6570.jpg" xlink:type="simple" xlink:show="embed" xlink:actuate="onLoad"/></draw:frame></text:p>
      <text:p text:style-name="P1"/>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style:font-family-generic="swiss"/>
    <style:font-face style:name="FreeSans1" svg:font-family="FreeSans" style:font-family-generic="swiss"/>
    <style:font-face style:name="Droid Serif" svg:font-family="'Droid Serif'"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roid Sans"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arm</meta:initial-creator>
    <meta:creation-date>2017-04-09T21:47:20.976054533</meta:creation-date>
    <dc:date>2017-04-09T21:54:37.846560894</dc:date>
    <dc:creator>Martin Scharm</dc:creator>
    <meta:editing-duration>PT7M17S</meta:editing-duration>
    <meta:editing-cycles>2</meta:editing-cycles>
    <meta:generator>LibreOffice/5.2.6.2$Linux_X86_64 LibreOffice_project/20m0$Build-2</meta:generator>
    <meta:document-statistic meta:table-count="0" meta:image-count="1" meta:object-count="0" meta:page-count="1" meta:paragraph-count="3" meta:word-count="140" meta:character-count="900" meta:non-whitespace-character-count="763"/>
  </office:meta>
</office:document-meta>
</file>